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170800" text:id="ct4517080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44474064" text:id="ct4447406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46589136" text:id="ct46589136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45227280" text:id="ct4522728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45209568" text:id="ct4520956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46127648" text:id="ct46127648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44740304" text:id="ct44740304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45609280" text:id="ct4560928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47042800" text:id="ct47042800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46697280" text:id="ct4669728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44574672" text:id="ct44574672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44607520" text:id="ct44607520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46189808" text:id="ct4618980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44564160" text:id="ct4456416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45609472" text:id="ct4560947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44686496" text:id="ct4468649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45813104" text:id="ct4581310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44582512" text:id="ct44582512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44582704" text:id="ct4458270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44688064" text:id="ct44688064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45170800"/>self.Title()<text:change-end text:change-id="ct4517080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44474064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46589136"/>item.getItemNumber(relativeTo='meeting', <text:span text:style-name="T8">for_display=True</text:span>)<text:change-end text:change-id="ct46589136"/>. <text:change-start text:change-id="ct45227280"/>item.Title()<text:change-end text:change-id="ct45227280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1">do text</text:span></text:p><text:p text:style-name="P26"><text:span text:style-name="T11">from xhtml(view.printAdvicesInfos(item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45209568"/><text:span text:style-name="T6">len(IAnnexable(item).getAnnexesToPrint())</text:span><text:change-end text:change-id="ct45209568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46127648"/>annex['title']<text:change-end text:change-id="ct46127648"/> (Point n°<text:change-start text:change-id="ct44740304"/>item.getItemNumber(<text:span text:style-name="T7">relativeTo='meeting'</text:span>)<text:change-end text:change-id="ct44740304"/>, Annexe <text:change-start text:change-id="ct45609280"/>annex['number']<text:change-end text:change-id="ct45609280"/>/<text:change-start text:change-id="ct47042800"/><text:span text:style-name="T5">len(IAnnexable(item).getAnnexesToPrint())</text:span><text:change-end text:change-id="ct47042800"/>, page <text:change-start text:change-id="ct46697280"/>image['number']<text:change-end text:change-id="ct46697280"/>/<text:change-start text:change-id="ct44574672"/>annex['number_of_images']<text:change-end text:change-id="ct44574672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8), convertOptions=view.imageOrientation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2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2">do table- for item in self.getItems(uids=itemUids, listTypes=['late'], ordered=True)</text:span></text:p></office:annotation><text:change-start text:change-id="ct44607520"/>item.getItemNumber(relativeTo='meeting', <text:span text:style-name="T8">for_display=True</text:span>)<text:change-end text:change-id="ct44607520"/>. <text:change-start text:change-id="ct46189808"/>item.Title()<text:change-end text:change-id="ct4618980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1">do text</text:span></text:p><text:p text:style-name="P26"><text:span text:style-name="T11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44564160"/><text:span text:style-name="T6">len(IAnnexable(item).getAnnexesToPrint())</text:span><text:change-end text:change-id="ct4456416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45609472"/>annex['title']<text:change-end text:change-id="ct45609472"/> (Point n°<text:change-start text:change-id="ct44686496"/>item.getItemNumber(<text:span text:style-name="T7">relativeTo='meeting'</text:span>)<text:change-end text:change-id="ct44686496"/>, Annexe <text:change-start text:change-id="ct45813104"/>annex['number']<text:change-end text:change-id="ct45813104"/>/<text:change-start text:change-id="ct44582512"/><text:span text:style-name="T5">len(IAnnexable(item).getAnnexesToPrint())</text:span><text:change-end text:change-id="ct44582512"/>, page <text:change-start text:change-id="ct44582704"/>image['number']<text:change-end text:change-id="ct44582704"/>/<text:change-start text:change-id="ct44688064"/>annex['number_of_images']<text:change-end text:change-id="ct44688064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</text:span><text:span text:style-name="T10">17.94, 28</text:span><text:span text:style-name="T9">), </text:span><text:span text:style-name="T10">convertOptions=view.imageOrientation</text:span><text:span text:style-name="T9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4</meta:editing-cycles>
    <meta:editing-duration>PT2H13M49S</meta:editing-duration>
    <meta:initial-creator>Gauthier Bastien</meta:initial-creator>
    <dc:date>2016-02-29T13:59:36.447047842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